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List_20_Number">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Text_20_body_20_indent">
      <style:text-properties fo:font-style="italic" fo:font-weight="normal"/>
    </style:style>
    <style:style style:name="P34" style:family="paragraph" style:parent-style-name="Code_20_Indented">
      <style:text-properties style:font-name="Courier New"/>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Code_20_Indented">
      <style:text-properties fo:font-style="italic" fo:font-weight="normal"/>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1" style:family="paragraph" style:parent-style-name="List_20_Number" style:list-style-name="L8"/>
    <style:style style:name="P42" style:family="paragraph" style:parent-style-name="List_20_Number" style:list-style-name="L8"/>
    <style:style style:name="P43" style:family="paragraph" style:parent-style-name="List_20_Number" style:list-style-name="L8"/>
    <style:style style:name="P44" style:family="paragraph" style:parent-style-name="List_20_Number" style:list-style-name="L9"/>
    <style:style style:name="P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6" style:family="paragraph" style:parent-style-name="Body_20_Text_20_First_20_Indent" style:list-style-name="L4"/>
    <style:style style:name="P47" style:family="paragraph" style:parent-style-name="Contents_20_3">
      <style:paragraph-properties>
        <style:tab-stops>
          <style:tab-stop style:position="6.5665in" style:type="right" style:leader-style="dotted" style:leader-text="."/>
        </style:tab-stops>
      </style:paragraph-properties>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text-properties fo:font-weight="bold"/>
    </style:style>
    <style:style style:name="P64" style:family="paragraph" style:parent-style-name="Contents_20_4">
      <style:paragraph-properties>
        <style:tab-stops>
          <style:tab-stop style:position="6.3102in" style:type="right" style:leader-style="dotted" style:leader-text="."/>
        </style:tab-stops>
      </style:paragraph-properties>
    </style:style>
    <style:style style:name="P65" style:family="paragraph" style:parent-style-name="Standard" style:list-style-name="L2">
      <style:text-properties fo:font-weight="normal" style:font-weight-asian="normal" style:font-weight-complex="normal"/>
    </style:style>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4"/>
    <style:style style:name="P69" style:family="paragraph" style:parent-style-name="Standard" style:list-style-name="L4"/>
    <style:style style:name="P70" style:family="paragraph" style:parent-style-name="Standard" style:list-style-name="L4"/>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5"/>
    <style:style style:name="P74" style:family="paragraph" style:parent-style-name="Standard" style:list-style-name="L5"/>
    <style:style style:name="P75" style:family="paragraph" style:parent-style-name="Standard" style:list-style-name="L6"/>
    <style:style style:name="P76" style:family="paragraph" style:parent-style-name="Standard" style:list-style-name="L1"/>
    <style:style style:name="P77" style:family="paragraph" style:parent-style-name="Standard" style:list-style-name="L10"/>
    <style:style style:name="P78" style:family="paragraph" style:parent-style-name="Body_20_Text_20_Indent_20_3" style:list-style-name="L8">
      <style:text-properties fo:font-size="10pt" style:font-size-asian="10pt" style:font-size-complex="10pt"/>
    </style:style>
    <style:style style:name="P79" style:family="paragraph" style:parent-style-name="Contents_20_2">
      <style:paragraph-properties>
        <style:tab-stops>
          <style:tab-stop style:position="6.7335in" style:type="right" style:leader-style="dotted" style:leader-text="."/>
        </style:tab-stops>
      </style:paragraph-properties>
    </style:style>
    <style:style style:name="P80" style:family="paragraph" style:parent-style-name="Code_20_Indented" style:list-style-name="L8"/>
    <style:style style:name="P81" style:family="paragraph" style:parent-style-name="Code_20_Indented" style:list-style-name="L8"/>
    <style:style style:name="P82" style:family="paragraph" style:parent-style-name="Code_20_Indented" style:list-style-name="L8"/>
    <style:style style:name="P83" style:family="paragraph" style:parent-style-name="Code_20_Indented" style:list-style-name="L9"/>
    <style:style style:name="P84" style:family="paragraph" style:parent-style-name="Code_20_Indented" style:list-style-name="L9"/>
    <style:style style:name="P85" style:family="paragraph" style:parent-style-name="Code_20_Indented" style:list-style-name="L9"/>
    <style:style style:name="P86" style:family="paragraph" style:parent-style-name="Code_20_Indented" style:list-style-name="L9"/>
    <style:style style:name="P87" style:family="paragraph" style:parent-style-name="Code_20_Indented" style:list-style-name="L9"/>
    <style:style style:name="P88" style:family="paragraph" style:parent-style-name="Code_20_Indented" style:list-style-name="L9"/>
    <style:style style:name="P89" style:family="paragraph" style:parent-style-name="Text_20_body_20_indent" style:list-style-name="L8"/>
    <style:style style:name="P90" style:family="paragraph" style:parent-style-name="Text_20_body_20_indent" style:list-style-name="L8"/>
    <style:style style:name="P91" style:family="paragraph" style:parent-style-name="Text_20_body_20_indent" style:list-style-name="L8"/>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1" style:list-style-name="L1"/>
    <style:style style:name="P110" style:family="paragraph" style:parent-style-name="Heading_20_1" style:list-style-name="L1"/>
    <style:style style:name="P111" style:family="paragraph" style:parent-style-name="Heading_20_1" style:list-style-name="L1"/>
    <style:style style:name="P112" style:family="paragraph" style:parent-style-name="Heading_20_1" style:list-style-name="L1"/>
    <style:style style:name="P113" style:family="paragraph" style:parent-style-name="Heading_20_1" style:list-style-name="L1"/>
    <style:style style:name="P114" style:family="paragraph" style:parent-style-name="Heading_20_1" style:list-style-name="L1"/>
    <style:style style:name="P115" style:family="paragraph" style:parent-style-name="Heading_20_1" style:list-style-name="L1"/>
    <style:style style:name="P116" style:family="paragraph" style:parent-style-name="Heading_20_1" style:list-style-name="L1"/>
    <style:style style:name="P117" style:family="paragraph" style:parent-style-name="Heading_20_1" style:list-style-name="L1"/>
    <style:style style:name="P118" style:family="paragraph" style:parent-style-name="Heading_20_1" style:list-style-name="L1"/>
    <style:style style:name="P119" style:family="paragraph" style:parent-style-name="Heading_20_1" style:list-style-name="L1"/>
    <style:style style:name="P120" style:family="paragraph" style:parent-style-name="Heading_20_1" style:list-style-name="L1"/>
    <style:style style:name="P121" style:family="paragraph" style:parent-style-name="Heading_20_1" style:list-style-name="L1"/>
    <style:style style:name="P122" style:family="paragraph" style:parent-style-name="Heading_20_1"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text-properties style:use-window-font-color="true"/>
    </style:style>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170" style:family="paragraph" style:parent-style-name="Heading_20_4" style:list-style-name="L1"/>
    <style:style style:name="P171" style:family="paragraph" style:parent-style-name="Heading_20_4" style:list-style-name="L1"/>
    <style:style style:name="P172" style:family="paragraph" style:parent-style-name="Heading_20_4" style:list-style-name="L1"/>
    <style:style style:name="P173" style:family="paragraph" style:parent-style-name="Heading_20_4" style:list-style-name="L1"/>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2 Linux Advanced Cookbook </text:p>
      <text:p text:style-name="P40">9/29/2009</text:p>
      <text:p text:style-name="P4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Introduction|outline" text:style-name="Internet_20_link" text:visited-style-name="Internet_20_link">1.0 Introduction</text:a><text:tab/>3</text:p>
          <text:p text:style-name="P79"><text:a xlink:type="simple" xlink:href="#1.1.Installing the Management Node |outline" text:style-name="Internet_20_link" text:visited-style-name="Internet_20_link">1.1 Installing the Management Node </text:a><text:tab/>3</text:p>
          <text:p text:style-name="P79"><text:a xlink:type="simple" xlink:href="#1.2.Scenarios|outline" text:style-name="Internet_20_link" text:visited-style-name="Internet_20_link">1.2 Scenarios</text:a><text:tab/>3</text:p>
          <text:p text:style-name="P47"><text:a xlink:type="simple" xlink:href="#1.2.1.Simple Cluster of Rack-Mounted Servers – Stateful Nodes|outline" text:style-name="Internet_20_link" text:visited-style-name="Internet_20_link">1.2.1 Simple Cluster of Rack-Mounted Servers – Stateful Nodes</text:a><text:tab/>3</text:p>
          <text:p text:style-name="P47"><text:a xlink:type="simple" xlink:href="#1.2.2.Simple Cluster of Rack-Mounted Servers –  Stateless Nodes|outline" text:style-name="Internet_20_link" text:visited-style-name="Internet_20_link">1.2.2 Simple Cluster of Rack-Mounted Servers – <text:s/>Stateless Nodes</text:a><text:tab/>3</text:p>
          <text:p text:style-name="P47"><text:a xlink:type="simple" xlink:href="#1.2.3.Simple BladeCenter Cluster – Stateful or Stateless Nodes|outline" text:style-name="Internet_20_link" text:visited-style-name="Internet_20_link">1.2.3 Simple BladeCenter Cluster – Stateful or Stateless Nodes</text:a><text:tab/>4</text:p>
          <text:p text:style-name="P47"><text:a xlink:type="simple" xlink:href="#1.2.4.Hierarchical Cluster - Stateless Nodes|outline" text:style-name="Internet_20_link" text:visited-style-name="Internet_20_link">1.2.4 Hierarchical Cluster - Stateless Nodes</text:a><text:tab/>4</text:p>
          <text:p text:style-name="P79"><text:a xlink:type="simple" xlink:href="#1.3.Other Documentation Available|outline" text:style-name="Internet_20_link" text:visited-style-name="Internet_20_link">1.3 Other Documentation Available</text:a><text:tab/>4</text:p>
          <text:p text:style-name="P79"><text:a xlink:type="simple" xlink:href="#1.4.Cluster Naming Conventions Used in This Document|outline" text:style-name="Internet_20_link" text:visited-style-name="Internet_20_link">1.4 Cluster Naming Conventions Used in This Document</text:a><text:tab/>4</text:p>
          <text:p text:style-name="P48"><text:a xlink:type="simple" xlink:href="#2.Download Linux Distro ISOs and Create Repository|outline" text:style-name="Internet_20_link" text:visited-style-name="Internet_20_link">2.0 Download Linux Distro ISOs and Create Repository</text:a><text:tab/>5</text:p>
          <text:p text:style-name="P79"><text:a xlink:type="simple" xlink:href="#2.1.Create Fedora repository |outline" text:style-name="Internet_20_link" text:visited-style-name="Internet_20_link">2.1 Create Fedora repository </text:a><text:tab/>5</text:p>
          <text:p text:style-name="P79"><text:a xlink:type="simple" xlink:href="#2.2.Create SLES repository|outline" text:style-name="Internet_20_link" text:visited-style-name="Internet_20_link">2.2 Create SLES repository</text:a><text:tab/>5</text:p>
          <text:p text:style-name="P48"><text:a xlink:type="simple" xlink:href="#3.xCAT Hierarchy Using Service nodes|outline" text:style-name="Internet_20_link" text:visited-style-name="Internet_20_link">3.0 xCAT Hierarchy Using Service nodes</text:a><text:tab/>6</text:p>
          <text:p text:style-name="P79"><text:a xlink:type="simple" xlink:href="#3.1.Switching to  PostgreSQL Database|outline" text:style-name="Internet_20_link" text:visited-style-name="Internet_20_link">3.1 Switching to <text:s/>PostgreSQL Database</text:a><text:tab/>6</text:p>
          <text:p text:style-name="P79"><text:a xlink:type="simple" xlink:href="#3.2.Define the  service nodes in the database|outline" text:style-name="Internet_20_link" text:visited-style-name="Internet_20_link">3.2 Define the <text:s/>service nodes in the database</text:a><text:tab/>7</text:p>
          <text:p text:style-name="P47"><text:a xlink:type="simple" xlink:href="#3.2.1.Add Service Nodes to the nodelist Table|outline" text:style-name="Internet_20_link" text:visited-style-name="Internet_20_link">3.2.1 Add Service Nodes to the nodelist Table</text:a><text:tab/>7</text:p>
          <text:p text:style-name="P47"><text:a xlink:type="simple" xlink:href="#3.2.2.Add Service Nodes to the servicenode Table|outline" text:style-name="Internet_20_link" text:visited-style-name="Internet_20_link">3.2.2 Add Service Nodes to the servicenode Table</text:a><text:tab/>7</text:p>
          <text:p text:style-name="P47"><text:a xlink:type="simple" xlink:href="#3.2.3.Set Attributes of the Service Nodes|outline" text:style-name="Internet_20_link" text:visited-style-name="Internet_20_link">3.2.3 Set Attributes of the Service Nodes</text:a><text:tab/>8</text:p>
          <text:p text:style-name="P64"><text:a xlink:type="simple" xlink:href="#3.2.3.1.Services setup on the Service Node ( restarting xcatd) |outline" text:style-name="Internet_20_link" text:visited-style-name="Internet_20_link">3.2.3.1 Services setup on the Service Node ( restarting xcatd) </text:a><text:tab/>9</text:p>
          <text:p text:style-name="P47"><text:a xlink:type="simple" xlink:href="#3.2.4.Configure the Service Node BMCs and Discover MACs|outline" text:style-name="Internet_20_link" text:visited-style-name="Internet_20_link">3.2.4 Configure the Service Node BMCs and Discover MACs</text:a><text:tab/>9</text:p>
          <text:p text:style-name="P47"><text:a xlink:type="simple" xlink:href="#3.2.5.Set Necessary Attributes in site Table|outline" text:style-name="Internet_20_link" text:visited-style-name="Internet_20_link">3.2.5 Set Necessary Attributes in site Table</text:a><text:tab/>9</text:p>
          <text:p text:style-name="P48"><text:a xlink:type="simple" xlink:href="#4.Set Up Services on the Management Node|outline" text:style-name="Internet_20_link" text:visited-style-name="Internet_20_link">4.0 Set Up Services on the Management Node</text:a><text:tab/>9</text:p>
          <text:p text:style-name="P79"><text:a xlink:type="simple" xlink:href="#4.1.Set Up networks Table|outline" text:style-name="Internet_20_link" text:visited-style-name="Internet_20_link">4.1 Set Up networks Table</text:a><text:tab/>9</text:p>
          <text:p text:style-name="P79"><text:a xlink:type="simple" xlink:href="#4.2.Set Up DHCP|outline" text:style-name="Internet_20_link" text:visited-style-name="Internet_20_link">4.2 Set Up DHCP</text:a><text:tab/>10</text:p>
          <text:p text:style-name="P79"><text:a xlink:type="simple" xlink:href="#4.3.Set Up NTP|outline" text:style-name="Internet_20_link" text:visited-style-name="Internet_20_link">4.3 Set Up NTP</text:a><text:tab/>10</text:p>
          <text:p text:style-name="P79"><text:a xlink:type="simple" xlink:href="#4.4.Set Up DNS|outline" text:style-name="Internet_20_link" text:visited-style-name="Internet_20_link">4.4 Set Up DNS</text:a><text:tab/>11</text:p>
          <text:p text:style-name="P79"><text:a xlink:type="simple" xlink:href="#4.5.Define AMMs as Nodes|outline" text:style-name="Internet_20_link" text:visited-style-name="Internet_20_link">4.5 Define AMMs as Nodes</text:a><text:tab/>12</text:p>
          <text:p text:style-name="P79"><text:a xlink:type="simple" xlink:href="#4.6.Set Up AMMs|outline" text:style-name="Internet_20_link" text:visited-style-name="Internet_20_link">4.6 Set Up AMMs</text:a><text:tab/>12</text:p>
          <text:p text:style-name="P79"><text:a xlink:type="simple" xlink:href="#4.6.1.Update the AMM Firmware, If Necessary|outline" text:style-name="Internet_20_link" text:visited-style-name="Internet_20_link">4.6.1 Update the AMM Firmware, If Necessary</text:a><text:tab/>13</text:p>
          <text:p text:style-name="P79"><text:a xlink:type="simple" xlink:href="#4.7.Start Up TFTP|outline" text:style-name="Internet_20_link" text:visited-style-name="Internet_20_link">4.7 Start Up TFTP</text:a><text:tab/>13</text:p>
          <text:p text:style-name="P79"><text:a xlink:type="simple" xlink:href="#4.8.Other Services|outline" text:style-name="Internet_20_link" text:visited-style-name="Internet_20_link">4.8 Other Services</text:a><text:tab/>13</text:p>
          <text:p text:style-name="P48"><text:a xlink:type="simple" xlink:href="#5.Define Compute Nodes in the Database|outline" text:style-name="Internet_20_link" text:visited-style-name="Internet_20_link">5.0 Define Compute Nodes in the Database</text:a><text:tab/>13</text:p>
          <text:p text:style-name="P79"><text:a xlink:type="simple" xlink:href="#5.1.Set Up the nodelist Table|outline" text:style-name="Internet_20_link" text:visited-style-name="Internet_20_link">5.1 Set Up the nodelist Table</text:a><text:tab/>14</text:p>
          <text:p text:style-name="P79"><text:a xlink:type="simple" xlink:href="#5.2.Set Up the nodehm table|outline" text:style-name="Internet_20_link" text:visited-style-name="Internet_20_link">5.2 Set Up the nodehm table</text:a><text:tab/>14</text:p>
          <text:p text:style-name="P79"><text:a xlink:type="simple" xlink:href="#5.3.Set Up the mp Table|outline" text:style-name="Internet_20_link" text:visited-style-name="Internet_20_link">5.3 Set Up the mp Table</text:a><text:tab/>15</text:p>
          <text:p text:style-name="P79"><text:a xlink:type="simple" xlink:href="#5.4.Set Up Conserver|outline" text:style-name="Internet_20_link" text:visited-style-name="Internet_20_link">5.4 Set Up Conserver</text:a><text:tab/>15</text:p>
          <text:p text:style-name="P79"><text:a xlink:type="simple" xlink:href="#5.5.Set Up the noderes Table|outline" text:style-name="Internet_20_link" text:visited-style-name="Internet_20_link">5.5 Set Up the noderes Table</text:a><text:tab/>15</text:p>
          <text:p text:style-name="P47"><text:a xlink:type="simple" xlink:href="#5.5.1.Service Node Pools|outline" text:style-name="Internet_20_link" text:visited-style-name="Internet_20_link">5.5.1 Service Node Pools</text:a><text:tab/>16</text:p>
          <text:p text:style-name="P64"><text:soft-page-break/><text:a xlink:type="simple" xlink:href="#5.5.1.1.noderes table|outline" text:style-name="Internet_20_link" text:visited-style-name="Internet_20_link">5.5.1.1 noderes table</text:a><text:tab/>16</text:p>
          <text:p text:style-name="P64"><text:a xlink:type="simple" xlink:href="#5.5.1.2.networks  table|outline" text:style-name="Internet_20_link" text:visited-style-name="Internet_20_link">5.5.1.2 networks <text:s/>table</text:a><text:tab/>16</text:p>
          <text:p text:style-name="P64"><text:a xlink:type="simple" xlink:href="#5.5.1.3.Site table|outline" text:style-name="Internet_20_link" text:visited-style-name="Internet_20_link">5.5.1.3 Site table</text:a><text:tab/>17</text:p>
          <text:p text:style-name="P64"><text:a xlink:type="simple" xlink:href="#5.5.1.4.Conserver and Monserver|outline" text:style-name="Internet_20_link" text:visited-style-name="Internet_20_link">5.5.1.4 Conserver and Monserver</text:a><text:tab/>17</text:p>
          <text:p text:style-name="P79"><text:a xlink:type="simple" xlink:href="#5.6.Set Up nodetype Table|outline" text:style-name="Internet_20_link" text:visited-style-name="Internet_20_link">5.6 Set Up nodetype Table</text:a><text:tab/>17</text:p>
          <text:p text:style-name="P79"><text:a xlink:type="simple" xlink:href="#5.7.Set Up Passwords in passwd Table|outline" text:style-name="Internet_20_link" text:visited-style-name="Internet_20_link">5.7 Set Up Passwords in passwd Table</text:a><text:tab/>17</text:p>
          <text:p text:style-name="P79"><text:a xlink:type="simple" xlink:href="#5.8.Verify the Tables|outline" text:style-name="Internet_20_link" text:visited-style-name="Internet_20_link">5.8 Verify the Tables</text:a><text:tab/>17</text:p>
          <text:p text:style-name="P79"><text:a xlink:type="simple" xlink:href="#5.9.Set Up deps Table for Proper Boot Sequence of Triblades|outline" text:style-name="Internet_20_link" text:visited-style-name="Internet_20_link">5.9 Set Up deps Table for Proper Boot Sequence of Triblades</text:a><text:tab/>17</text:p>
          <text:p text:style-name="P79"><text:a xlink:type="simple" xlink:href="#5.10.Set Up Postscripts to be Run on the Nodes|outline" text:style-name="Internet_20_link" text:visited-style-name="Internet_20_link">5.10 Set Up Postscripts to be Run on the Nodes</text:a><text:tab/>18</text:p>
          <text:p text:style-name="P79"><text:a xlink:type="simple" xlink:href="#5.11. Get MAC Addresses for the Blades|outline" text:style-name="Internet_20_link" text:visited-style-name="Internet_20_link">5.11 <text:s/>Get MAC Addresses for the Blades</text:a><text:tab/>18</text:p>
          <text:p text:style-name="P79"><text:a xlink:type="simple" xlink:href="#5.12. Add Compute Nodes to DHCP|outline" text:style-name="Internet_20_link" text:visited-style-name="Internet_20_link">5.12 <text:s/>Add Compute Nodes to DHCP</text:a><text:tab/>18</text:p>
          <text:p text:style-name="P48"><text:a xlink:type="simple" xlink:href="#6.Install or Stateless Boot the Service Nodes|outline" text:style-name="Internet_20_link" text:visited-style-name="Internet_20_link">6.0 Install or Stateless Boot the Service Nodes</text:a><text:tab/>19</text:p>
          <text:p text:style-name="P79"><text:a xlink:type="simple" xlink:href="#6.1.Build the Service Node Stateless Image|outline" text:style-name="Internet_20_link" text:visited-style-name="Internet_20_link">6.1 Build the Service Node Stateless Image</text:a><text:tab/>19</text:p>
          <text:p text:style-name="P79"><text:a xlink:type="simple" xlink:href="#6.2.Set Up the Service Nodes for Installation|outline" text:style-name="Internet_20_link" text:visited-style-name="Internet_20_link">6.2 Set Up the Service Nodes for Installation</text:a><text:tab/>21</text:p>
          <text:p text:style-name="P79"><text:a xlink:type="simple" xlink:href="#6.3.Boot or Install the Service Nodes|outline" text:style-name="Internet_20_link" text:visited-style-name="Internet_20_link">6.3 Boot or Install the Service Nodes</text:a><text:tab/>22</text:p>
          <text:p text:style-name="P79"><text:a xlink:type="simple" xlink:href="#6.4. Test Service Node installation|outline" text:style-name="Internet_20_link" text:visited-style-name="Internet_20_link">6.4 <text:s/>Test Service Node installation</text:a><text:tab/>22</text:p>
          <text:p text:style-name="P48"><text:a xlink:type="simple" xlink:href="#7.Install the LS21 Blades|outline" text:style-name="Internet_20_link" text:visited-style-name="Internet_20_link">7.0 Install the LS21 Blades</text:a><text:tab/>22</text:p>
          <text:p text:style-name="P48"><text:a xlink:type="simple" xlink:href="#8.iSCSI Install a QS22 Blade|outline" text:style-name="Internet_20_link" text:visited-style-name="Internet_20_link">8.0 iSCSI Install a QS22 Blade</text:a><text:tab/>23</text:p>
          <text:p text:style-name="P48"><text:a xlink:type="simple" xlink:href="#9.Build and Boot the LS21 and QS22 Stateless Images|outline" text:style-name="Internet_20_link" text:visited-style-name="Internet_20_link">9.0 Build and Boot the LS21 and QS22 Stateless Images</text:a><text:tab/>24</text:p>
          <text:p text:style-name="P79"><text:a xlink:type="simple" xlink:href="#9.1. Build the Stateless Image|outline" text:style-name="Internet_20_link" text:visited-style-name="Internet_20_link">9.1 <text:s/>Build the Stateless Image</text:a><text:tab/>24</text:p>
          <text:p text:style-name="P79"><text:a xlink:type="simple" xlink:href="#9.2.Test Boot the Stateless Image |outline" text:style-name="Internet_20_link" text:visited-style-name="Internet_20_link">9.2 Test Boot the Stateless Image </text:a><text:tab/>26</text:p>
          <text:p text:style-name="P79"><text:a xlink:type="simple" xlink:href="#9.3.To Update QS22 Stateless Image|outline" text:style-name="Internet_20_link" text:visited-style-name="Internet_20_link">9.3 To Update QS22 Stateless Image</text:a><text:tab/>26</text:p>
          <text:p text:style-name="P79"><text:a xlink:type="simple" xlink:href="#9.4.Build the Compressed Image|outline" text:style-name="Internet_20_link" text:visited-style-name="Internet_20_link">9.4 Build the Compressed Image</text:a><text:tab/>27</text:p>
          <text:p text:style-name="P47"><text:a xlink:type="simple" xlink:href="#9.4.1.Build aufs on Your Sample Node|outline" text:style-name="Internet_20_link" text:visited-style-name="Internet_20_link">9.4.1 Build aufs on Your Sample Node</text:a><text:tab/>27</text:p>
          <text:p text:style-name="P47"><text:a xlink:type="simple" xlink:href="#9.4.2.Generate  the Compressed Image|outline" text:style-name="Internet_20_link" text:visited-style-name="Internet_20_link">9.4.2 Generate <text:s/>the Compressed Image</text:a><text:tab/>27</text:p>
          <text:p text:style-name="P47"><text:a xlink:type="simple" xlink:href="#9.4.3.Optionally Use Light Weight Postscript|outline" text:style-name="Internet_20_link" text:visited-style-name="Internet_20_link">9.4.3 Optionally Use Light Weight Postscript</text:a><text:tab/>28</text:p>
          <text:p text:style-name="P47"><text:a xlink:type="simple" xlink:href="#9.4.4.Pack and Install the Compressed Image|outline" text:style-name="Internet_20_link" text:visited-style-name="Internet_20_link">9.4.4 Pack and Install the Compressed Image</text:a><text:tab/>28</text:p>
          <text:p text:style-name="P47"><text:a xlink:type="simple" xlink:href="#9.4.5.Check Memory Usage|outline" text:style-name="Internet_20_link" text:visited-style-name="Internet_20_link">9.4.5 Check Memory Usage</text:a><text:tab/>28</text:p>
          <text:p text:style-name="P48"><text:a xlink:type="simple" xlink:href="#10.Building QS22 Image for 64K pages|outline" text:style-name="Internet_20_link" text:visited-style-name="Internet_20_link">10.0 Building QS22 Image for 64K pages</text:a><text:tab/>29</text:p>
          <text:p text:style-name="P79"><text:a xlink:type="simple" xlink:href="#10.1.Rebuild aufs|outline" text:style-name="Internet_20_link" text:visited-style-name="Internet_20_link">10.1 Rebuild aufs</text:a><text:tab/>30</text:p>
          <text:p text:style-name="P79"><text:a xlink:type="simple" xlink:href="#10.2.Test unsquashed:|outline" text:style-name="Internet_20_link" text:visited-style-name="Internet_20_link">10.2 Test unsquashed:</text:a><text:tab/>30</text:p>
          <text:p text:style-name="P47"><text:a xlink:type="simple" xlink:href="#10.2.1. Check memory|outline" text:style-name="Internet_20_link" text:visited-style-name="Internet_20_link">10.2.1 <text:s/>Check memory</text:a><text:tab/>30</text:p>
          <text:p text:style-name="P79"><text:a xlink:type="simple" xlink:href="#10.3.Test squash|outline" text:style-name="Internet_20_link" text:visited-style-name="Internet_20_link">10.3 Test squash</text:a><text:tab/>31</text:p>
          <text:p text:style-name="P47"><text:a xlink:type="simple" xlink:href="#10.3.1. Check memory|outline" text:style-name="Internet_20_link" text:visited-style-name="Internet_20_link">10.3.1 <text:s/>Check memory</text:a><text:tab/>31</text:p>
          <text:p text:style-name="P79"><text:a xlink:type="simple" xlink:href="#10.4.To Switch Back to 4K Pages|outline" text:style-name="Internet_20_link" text:visited-style-name="Internet_20_link">10.4 To Switch Back to 4K Pages</text:a><text:tab/>31</text:p>
          <text:p text:style-name="P48"><text:a xlink:type="simple" xlink:href="#11.Using NFS Hybrid for the Diskless Images|outline" text:style-name="Internet_20_link" text:visited-style-name="Internet_20_link">11.0 Using NFS Hybrid for the Diskless Images</text:a><text:tab/>32</text:p>
          <text:p text:style-name="P48"><text:a xlink:type="simple" xlink:href="#12.Install  Torque|outline" text:style-name="Internet_20_link" text:visited-style-name="Internet_20_link">12.0 Install <text:s/>Torque</text:a><text:tab/>35</text:p>
          <text:p text:style-name="P79"><text:a xlink:type="simple" xlink:href="#12.1.Set Up Torque Server|outline" text:style-name="Internet_20_link" text:visited-style-name="Internet_20_link">12.1 Set Up Torque Server</text:a><text:tab/>35</text:p>
          <text:p text:style-name="P79"><text:a xlink:type="simple" xlink:href="#12.2.Configure Torque|outline" text:style-name="Internet_20_link" text:visited-style-name="Internet_20_link">12.2 Configure Torque</text:a><text:tab/>36</text:p>
          <text:p text:style-name="P79"><text:a xlink:type="simple" xlink:href="#12.3. Define Nodes|outline" text:style-name="Internet_20_link" text:visited-style-name="Internet_20_link">12.3 <text:s/>Define Nodes</text:a><text:tab/>36</text:p>
          <text:p text:style-name="P79"><text:a xlink:type="simple" xlink:href="#12.4. Set Up and Start Service|outline" text:style-name="Internet_20_link" text:visited-style-name="Internet_20_link">12.4 <text:s/>Set Up and Start Service</text:a><text:tab/>36</text:p>
          <text:p text:style-name="P79"><text:a xlink:type="simple" xlink:href="#12.5.Install pbstop|outline" text:style-name="Internet_20_link" text:visited-style-name="Internet_20_link">12.5 Install pbstop</text:a><text:tab/>36</text:p>
          <text:p text:style-name="P79"><text:a xlink:type="simple" xlink:href="#12.6.Install Perl Curses for pbstop|outline" text:style-name="Internet_20_link" text:visited-style-name="Internet_20_link">12.6 Install Perl Curses for pbstop</text:a><text:tab/>36</text:p>
          <text:p text:style-name="P79"><text:a xlink:type="simple" xlink:href="#12.7.Create a Torque Default Queue|outline" text:style-name="Internet_20_link" text:visited-style-name="Internet_20_link">12.7 Create a Torque Default Queue</text:a><text:tab/>36</text:p>
          <text:p text:style-name="P79"><text:a xlink:type="simple" xlink:href="#12.8.Set Up Torque Client ( x86_64 only)|outline" text:style-name="Internet_20_link" text:visited-style-name="Internet_20_link">12.8 Set Up Torque Client ( x86_64 only)</text:a><text:tab/>37</text:p>
          <text:p text:style-name="P47"><text:a xlink:type="simple" xlink:href="#12.8.1.Install Torque|outline" text:style-name="Internet_20_link" text:visited-style-name="Internet_20_link">12.8.1 Install Torque</text:a><text:tab/>37</text:p>
          <text:p text:style-name="P47"><text:a xlink:type="simple" xlink:href="#12.8.2.Configure Torque|outline" text:style-name="Internet_20_link" text:visited-style-name="Internet_20_link">12.8.2 Configure Torque</text:a><text:tab/>37</text:p>
          <text:p text:style-name="P64"><text:soft-page-break/><text:a xlink:type="simple" xlink:href="#12.8.2.1.Set Up Access|outline" text:style-name="Internet_20_link" text:visited-style-name="Internet_20_link">12.8.2.1 Set Up Access</text:a><text:tab/>37</text:p>
          <text:p text:style-name="P64"><text:a xlink:type="simple" xlink:href="#12.8.2.2.Set Up Node to Node ssh for Root |outline" text:style-name="Internet_20_link" text:visited-style-name="Internet_20_link">12.8.2.2 Set Up Node to Node ssh for Root </text:a><text:tab/>37</text:p>
          <text:p text:style-name="P47"><text:a xlink:type="simple" xlink:href="#12.8.3.Pack and Install image|outline" text:style-name="Internet_20_link" text:visited-style-name="Internet_20_link">12.8.3 Pack and Install image</text:a><text:tab/>38</text:p>
          <text:p text:style-name="P48"><text:a xlink:type="simple" xlink:href="#13.Set Up Moab|outline" text:style-name="Internet_20_link" text:visited-style-name="Internet_20_link">13.0 Set Up Moab</text:a><text:tab/>38</text:p>
          <text:p text:style-name="P79"><text:a xlink:type="simple" xlink:href="#13.1.Install Moab|outline" text:style-name="Internet_20_link" text:visited-style-name="Internet_20_link">13.1 Install Moab</text:a><text:tab/>38</text:p>
          <text:p text:style-name="P79"><text:a xlink:type="simple" xlink:href="#13.2.Configure Moab|outline" text:style-name="Internet_20_link" text:visited-style-name="Internet_20_link">13.2 Configure Moab</text:a><text:tab/>38</text:p>
          <text:p text:style-name="P47"><text:a xlink:type="simple" xlink:href="#13.2.1.Start Moab|outline" text:style-name="Internet_20_link" text:visited-style-name="Internet_20_link">13.2.1 Start Moab</text:a><text:tab/>39</text:p>
          <text:p text:style-name="P48"><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5"/>
      <text:list text:style-name="L1">
        <text:list-item>
          <text:h text:style-name="P109"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p text:style-name="P10">Note: this document may not be completely up to date. <text:s text:c="3"/></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65"/>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66">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67"/>
        </text:list-header>
        <text:list-item>
          <text:p text:style-name="P67">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67">Follow <text:s text:c="2"/><text:reference-ref text:reference-format="text" text:ref-name="Set Up Services on the Management Node">Set Up Services on the Management Node</text:reference-ref> to configure the management node</text:p>
        </text:list-item>
        <text:list-item>
          <text:p text:style-name="P67">Follow <text:reference-ref text:reference-format="text" text:ref-name="1.0Build and Boot the LS21 and QS22 Stateless Images">Build and Boot the LS21 and QS22 Stateless Images</text:reference-ref> to boot the stateless nodes</text:p>
        </text:list-item>
        <text:list-item>
          <text:p text:style-name="P67">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text:soft-page-break/>Simple BladeCenter Cluster – Stateful or Stateless Nodes</text:h>
      <text:list text:style-name="L4">
        <text:list-header>
          <text:p text:style-name="P46">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Hierarchical Cluster - Stateless Nodes</text:h>
      <text:list text:style-name="L5">
        <text:list-item>
          <text:p text:style-name="P72">Follow essentially the whole document, but the following sections are optional, depending on your environment:</text:p>
          <text:list>
            <text:list-item>
              <text:p text:style-name="P72">If you do not have QS22 blades, skip chapter 8 and chapter 10 and the parts of chapter 9 that refer to QS22.</text:p>
            </text:list-item>
            <text:list-item>
              <text:p text:style-name="P72">If you do not want to use NFS Hybrid mode, skip chapter 11.</text:p>
            </text:list-item>
          </text:list>
        </text:list-item>
      </text:list>
      <text:p text:style-name="Standard"/>
      <text:h text:style-name="Heading_20_2" text:outline-level="2">Other Documentation Available</text:h>
      <text:list text:style-name="L6">
        <text:list-item>
          <text:p text:style-name="P49">xCAT web site: <text:s/><text:a xlink:type="simple" xlink:href="http://xcat.sf.net/">http://xcat.sf.net/</text:a> </text:p>
        </text:list-item>
        <text:list-item>
          <text:p text:style-name="P75">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49">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51">All node names begin with “rr”.</text:p>
        </text:list-item>
        <text:list-item>
          <text:p text:style-name="P51">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51">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1">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1">The BladeCenter chassis within each CU are numbered sequentially, e.g. bca01, bca02, etc.</text:p>
        </text:list-item>
      </text:list>
      <text:p text:style-name="Standard"><text:s text:c="2"/></text:p>
      <text:list text:style-name="L1" text:continue-numbering="true">
        <text:list-item>
          <text:h text:style-name="P109" text:outline-level="1"><text:soft-page-break/>Download Linux Distro ISOs and Create Repository</text:h>
        </text:list-item>
      </text:list>
      <text:p text:style-name="Standard"/>
      <text:list text:style-name="L1" text:continue-numbering="true">
        <text:list-item>
          <text:list text:continue-numbering="true">
            <text:list-item>
              <text:h text:style-name="P123" text:outline-level="2">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169"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text:soft-page-break/>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h text:style-name="P10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23" text:outline-level="2">Switching to <text:s/>PostgreSQL Database</text:h>
            </text:list-item>
          </text:list>
        </text:list-item>
      </text:list>
      <text:p text:style-name="Standard"/>
      <text:p text:style-name="Standard">To set up the postgresql database on the Management Node follow the steps outlined in the <text:s/><text:a xlink:type="simple" xlink:href="https://xcat.svn.sourceforge.net/svnroot/xcat/xcat-core/trunk/xCAT-client/share/doc/xCAT2SetupPostgresql.pdf">xCAT2SetupPostgreql doc</text:a>. </text:p>
      <text:p text:style-name="Standard"/>
      <text:p text:style-name="P8"/>
      <text:list text:style-name="L8">
        <text:list-item>
          <text:p text:style-name="P41">Run this command to get the correct management node name known by ssl:</text:p>
        </text:list-item>
        <text:list-item>
          <text:p text:style-name="P80">openssl x509 -text -in /etc/xcat/cert/server-cert.pem -noout|grep Subject:</text:p>
        </text:list-item>
        <text:list-item>
          <text:p text:style-name="P89">this will display something like:</text:p>
        </text:list-item>
        <text:list-item>
          <text:p text:style-name="P80">Subject: CN=mgt.cluster</text:p>
        </text:list-item>
        <text:list-item>
          <text:p text:style-name="P78"/>
        </text:list-item>
        <text:list-item>
          <text:p text:style-name="P41">Update the policy table with mgt.cluster output from the command: </text:p>
        </text:list-item>
        <text:list-item>
          <text:p text:style-name="P80">chtab priority=5 policy.name=&lt;mgt.cluster&gt; policy.rule=allow</text:p>
        </text:list-item>
        <text:list-item>
          <text:p text:style-name="P89">Note: <text:s/>this name must be an MN name that is known by the service nodes. </text:p>
        </text:list-item>
        <text:list-item>
          <text:p text:style-name="P89"/>
        </text:list-item>
        <text:list-item>
          <text:p text:style-name="P41">Make sure the site table has at least the following settings (using tabdump, tabedit, chtab):</text:p>
        </text:list-item>
        <text:list-item>
          <text:p text:style-name="P56"><text:soft-page-break/></text:p>
        </text:list-item>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L9">
        <text:list-item>
          <text:p text:style-name="P44">Verify the policy table contains at least:</text:p>
        </text:list-item>
        <text:list-item>
          <text:p text:style-name="P83">#priority,name,host,commands,noderange,parameters,time,rule,comments,disable</text:p>
        </text:list-item>
        <text:list-item>
          <text:p text:style-name="P83">"1","root",,,,,,"allow",,</text:p>
        </text:list-item>
        <text:list-item>
          <text:p text:style-name="P83">"2",,,"getbmcconfig",,,,"allow",,</text:p>
        </text:list-item>
        <text:list-item>
          <text:p text:style-name="P83">"3",,,"nextdestiny",,,,"allow",,</text:p>
        </text:list-item>
        <text:list-item>
          <text:p text:style-name="P83">"4",,,"getdestiny",,,,"allow",,</text:p>
        </text:list-item>
        <text:list-item>
          <text:p text:style-name="P83">"5","mn20",,,,,,"allow",,</text:p>
        </text:list-item>
      </text:list>
      <text:p text:style-name="Text_20_body"/>
      <text:list text:style-name="L1" text:continue-numbering="true">
        <text:list-item>
          <text:list text:continue-numbering="true">
            <text:list-item>
              <text:h text:style-name="P123" text:outline-level="2">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92" text:outline-level="3">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92"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92" text:outline-level="3"><text:soft-page-break/><text:reference-mark-start text:name="Set Attributes of the Service Nodes"/><text:reference-mark-start text:name="1.1.1Add Service Nodes to the nodelist Table"/><text:reference-mark-start text:name="1.1.1Set Attributes of the Service Nodes"/>Set Attributes of the Service Nodes<text:reference-mark-end text:name="1.1.1Set Attributes of the Service Nodes"/><text:reference-mark-end text:name="1.1.1Add Service Nodes to the nodelist Table"/><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ext:soft-page-break/>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70"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92" text:outline-level="3"><text:reference-mark-start text:name="1.1.1Configure the Service Node BMCs and Discover MACs"/><text:reference-mark-start text:name="Configure the Service Node BMCs and Discover MACs"/>Configure the Service Node BMCs and Discover MACs<text:reference-mark-end text:name="Configure the Service Node BMCs and Discover MACs"/><text:reference-mark-end text:name="1.1.1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92"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09" text:outline-level="1"><text:reference-mark-start text:name="Set Up Services on the Management Node"/>Set Up Services on the Management Node<text:reference-mark-end text:name="Set Up Services on the Management Node"/></text:h>
          <text:list>
            <text:list-item>
              <text:h text:style-name="P123"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23"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2">The interface is </text:p>
      <text:p text:style-name="P12">chtab key=dhcpinterfaces site.value='&lt;node or nodegroup&gt;|nic;&lt;node or nodegroup&gt;|nic;...&gt;</text:p>
      <text:p text:style-name="P12">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23" text:outline-level="2">Set Up NTP</text:h>
            </text:list-item>
          </text:list>
        </text:list-item>
      </text:list>
      <text:p text:style-name="Standard">To enable the NTP services on the cluster, <text:s/>first configure NTP on the management node and start ntpd.</text:p>
      <text:p text:style-name="Standard"><text:soft-page-break/></text:p>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23"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text:soft-page-break/>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23"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123"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text:soft-page-break/>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23"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23"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23"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09"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text:soft-page-break/></text:p>
      <text:list text:style-name="L1" text:continue-numbering="true">
        <text:list-item>
          <text:list text:continue-numbering="true">
            <text:list-item>
              <text:h text:style-name="P123"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23"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23"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23"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23"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10">If you are <text:span text:style-name="T13">not</text:span> using Service Nodes:</text:p>
      <text:p text:style-name="Standard"><text:soft-page-break/>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92"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70"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70"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70" text:outline-level="4"><text:soft-page-break/>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70"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123"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23"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23"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23"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text:soft-page-break/></text:p>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23"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23"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9"/>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23"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09"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147"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7">For SLES 11, make sure that atftp rpm from xCAT is installed in the image not the atftp from the OS. <text:s/></text:p>
          <text:p text:style-name="P7">rpm –root <text:s/>/install/netboot/fedora8/x86_64/service/rootimg <text:s/>-qa | grep atftp</text:p>
          <text:p text:style-name="P7">If the rpm is from then OS then remove and install the xCAT atftp</text:p>
          <text:p text:style-name="P7"><text:s text:c="5"/>rpm –root <text:s/>/install/netboot/fedora8/x86_64/service/rootimg <text:s/>-e &lt;atftp rpm&gt; --nodeps</text:p>
          <text:p text:style-name="P7"><text:s text:c="5"/>rpm –root <text:s/>/install/netboot/fedora8/x86_64/service/rootimg <text:s/>-i &lt;atftp-0.7-1.* rpm&gt;</text:p>
        </text:list-item>
      </text:list>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p text:style-name="Code_20_Indented"/>
      <text:list text:style-name="WW8Num9" text:continue-numbering="true">
        <text:list-header>
          <text:p text:style-name="P7"/>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123"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23"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23"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09"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10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09"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23"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text:soft-page-break/>[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text:soft-page-break/>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36">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33"/>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23"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23"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text:soft-page-break/>Re-pack the image</text:p>
        </text:list-item>
      </text:list>
      <text:p text:style-name="Code_20_Indented">packimage -o fedora8 -p compute -a $ARCH</text:p>
      <text:list text:style-name="L1" text:continue-numbering="true">
        <text:list-item>
          <text:list text:continue-numbering="true">
            <text:list-header>
              <text:p text:style-name="P76"/>
            </text:list-header>
            <text:list-item>
              <text:h text:style-name="P123"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9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9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92"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92"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9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09"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23"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123"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92"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23"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9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123"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09"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77">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39"/>
      <text:list text:style-name="L1" text:continue-numbering="true">
        <text:list-item>
          <text:h text:style-name="P109" text:outline-level="1"><text:reference-mark-start text:name="Install Torque"/>Install <text:s/>Torque<text:reference-mark-end text:name="Install Torque"/></text:h>
          <text:list>
            <text:list-item>
              <text:h text:style-name="P123"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23" text:outline-level="2"><text:soft-page-break/>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23"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23"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23"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23"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123"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text:soft-page-break/>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23" text:outline-level="2">Set Up Torque Client ( x86_64 only)</text:h>
              <text:list>
                <text:list-item>
                  <text:h text:style-name="P9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92" text:outline-level="3">Configure Torque</text:h>
                  <text:list>
                    <text:list-item>
                      <text:h text:style-name="P17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7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text:soft-page-break/>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9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09" text:outline-level="1"><text:reference-mark-start text:name="1.0Set Up Moab"/>Set Up Moab<text:reference-mark-end text:name="1.0Set Up Moab"/></text:h>
          <text:list>
            <text:list-item>
              <text:h text:style-name="P12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2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text:soft-page-break/>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9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09"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57">MASTER – the management node or service node that this node is booting from</text:p>
        </text:list-item>
        <text:list-item>
          <text:p text:style-name="P57">NODE – the hostname of this node</text:p>
        </text:list-item>
        <text:list-item>
          <text:p text:style-name="P57">OSVER, ARCH, PROFILE – this node's attributes from the nodetype table</text:p>
        </text:list-item>
        <text:list-item>
          <text:p text:style-name="P57">NODESETSTATE – the argument given to nodeset for this node</text:p>
        </text:list-item>
        <text:list-item>
          <text:p text:style-name="P57">NTYPE - “service” or “compute”</text:p>
        </text:list-item>
        <text:list-item>
          <text:p text:style-name="P5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Linux Advanced Cookbook</dc:title>
    <meta:initial-creator>IBM_USER</meta:initial-creator>
    <meta:creation-date>2008-03-11T09:00:00</meta:creation-date>
    <dc:date>2009-09-29T09:59:53</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39" meta:paragraph-count="1083" meta:word-count="10417" meta:character-count="63538"/>
  </office:meta>
</office:document-meta>
</file>